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34d0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text-properties officeooo:paragraph-rsid="00034d0c"/>
    </style:style>
    <style:style style:name="T1" style:family="text">
      <style:text-properties fo:language="en" fo:country="GB" officeooo:rsid="00034d0c"/>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R6 – Διαχείριση Χώρων Στάθμευσης</text:span></text:span></text:h>
      <text:h text:style-name="Heading_20_3" text:outline-level="3"><text:span text:style-name="Strong_20_Emphasis">Ιστορία Χρήστη: Διαχείριση Χώρων Στάθμευσης</text:span></text:h>
      <text:p text:style-name="Text_20_body"><text:span text:style-name="Strong_20_Emphasis">Ως διαχειριστής,</text:span> θέλω να μπορώ να προσθέτω, επεξεργάζομαι ή διαγράφω χώρους στάθμευσης, καθώς και να ορίζω το ωράριο λειτουργίας και το κόστος ανά τοποθεσία, ώστε να διασφαλίζεται η σωστή λειτουργία και ενημέρωση της εφαρμογής.</text:p>
      <text:h text:style-name="Heading_20_3" text:outline-level="3"><text:span text:style-name="Strong_20_Emphasis">Περιγραφή:</text:span></text:h>
      <text:p text:style-name="Text_20_body">Ο διαχειριστής έχει πρόσβαση σε ειδική διεπαφή μέσω της οποίας μπορεί να διαχειρίζεται τα δεδομένα των διαθέσιμων χώρων στάθμευσης. Αυτό περιλαμβάνει τη δημιουργία νέων σημείων στάθμευσης στον χάρτη, τον καθορισμό ωραρίου λειτουργίας, την τιμολόγηση, και τη δυνατότητα ενεργοποίησης/απενεργοποίησης χώρων ανάλογα με τις ανάγκες του Δήμου.</text:p>
      <text:h text:style-name="Heading_20_3" text:outline-level="3"><text:span text:style-name="Strong_20_Emphasis">Κύρια Ροή</text:span></text:h>
      <text:list text:style-name="L1">
        <text:list-item>
          <text:p text:style-name="P2">Ο διαχειριστής συνδέεται στην πλατφόρμα με ειδικά διαπιστευτήρια.</text:p>
        </text:list-item>
        <text:list-item>
          <text:p text:style-name="P2">Επιλέγει την επιλογή "Διαχείριση Χώρων Στάθμευσης".</text:p>
        </text:list-item>
        <text:list-item>
          <text:p text:style-name="P2">Βλέπει λίστα με όλους τους καταχωρημένους χώρους (με δυνατότητα αναζήτησης και φιλτραρίσματος).</text:p>
        </text:list-item>
        <text:list-item>
          <text:p text:style-name="P2">Πατά "Προσθήκη" για νέο χώρο στάθμευσης ή επιλέγει έναν υπάρχοντα για επεξεργασία.</text:p>
        </text:list-item>
        <text:list-item>
          <text:p text:style-name="P2">Συμπληρώνει/τροποποιεί στοιχεία όπως:</text:p>
          <text:list>
            <text:list-item>
              <text:p text:style-name="P2">Τοποθεσία (στον χάρτη ή μέσω διεύθυνσης),</text:p>
            </text:list-item>
            <text:list-item>
              <text:p text:style-name="P2">Διαθέσιμες θέσεις,</text:p>
            </text:list-item>
            <text:list-item>
              <text:p text:style-name="P2">Ωράριο λειτουργίας,</text:p>
            </text:list-item>
            <text:list-item>
              <text:p text:style-name="P2">Τιμολόγηση ανά ώρα/ζώνη.</text:p>
            </text:list-item>
          </text:list>
        </text:list-item>
        <text:list-item>
          <text:p text:style-name="P2">Επιβεβαιώνει και αποθηκεύει τις αλλαγές.</text:p>
        </text:list-item>
        <text:list-item>
          <text:p text:style-name="P2">Το σύστημα ενημερώνει τη βάση δεδομένων και οι αλλαγές εμφανίζονται στην εφαρμογή χρηστών.</text:p>
        </text:list-item>
      </text:list>
      <text:h text:style-name="Heading_20_3" text:outline-level="3"><text:span text:style-name="Strong_20_Emphasis">Υπορροές / Περιπτώσεις Σφάλματος</text:span></text:h>
      <text:p text:style-name="Text_20_body"><text:span text:style-name="Strong_20_Emphasis">Υπορροή 1 – Ελλιπή ή μη έγκυρα δεδομένα:</text:span></text:p>
      <text:list text:style-name="L2">
        <text:list-item>
          <text:p text:style-name="P3">Αν δεν συμπληρωθούν υποχρεωτικά πεδία ή εισαχθούν μη αποδεκτές τιμές (π.χ. αρνητικό κόστος), το σύστημα εμφανίζει μήνυμα σφάλματος.</text:p>
        </text:list-item>
      </text:list>
      <text:p text:style-name="Text_20_body"><text:span text:style-name="Strong_20_Emphasis">Υπορροή 2 – Αδυναμία αποθήκευσης αλλαγών:</text:span></text:p>
      <text:list text:style-name="L3">
        <text:list-item>
          <text:p text:style-name="P4">Αν υπάρξει αποτυχία επικοινωνίας με τη βάση δεδομένων, εμφανίζεται σχετικό μήνυμα και παρέχεται δυνατότητα επανάληψης.</text:p>
        </text:list-item>
      </text:list>
      <text:p text:style-name="Text_20_body"><text:span text:style-name="Strong_20_Emphasis">Υπορροή 3 – Δικαιώματα πρόσβασης:</text:span></text:p>
      <text:list text:style-name="L4">
        <text:list-item>
          <text:p text:style-name="P5"><text:soft-page-break/>Αν κάποιος μη διαχειριστής προσπαθήσει να αποκτήσει πρόσβαση, το σύστημα απορρίπτει τη δράση και ενημερώνει τον χρήστη.</text:p>
        </text:list-item>
      </text:list>
      <text:h text:style-name="Heading_20_3" text:outline-level="3"><text:span text:style-name="Strong_20_Emphasis">Κριτήρια Αποδοχής</text:span></text:h>
      <text:p text:style-name="Text_20_body">Ο διαχειριστής μπορεί να δημιουργήσει, τροποποιήσει και διαγράψει εγγραφές χώρων στάθμευσης.<text:line-break/>Το σύστημα ελέγχει για έγκυρα και πλήρη δεδομένα πριν την αποθήκευση.<text:line-break/>Οι αλλαγές εφαρμόζονται και είναι άμεσα ορατές στην εφαρμογή χρηστών.<text:line-break/>Η πρόσβαση περιορίζεται μόνο σε εξουσιοδοτημένους διαχειριστές.<text:line-break/>Παρέχεται σαφής επιβεβαίωση σε κάθε επιτυχημένη ενέργεια.<text:line-break/>Σε περίπτωση σφάλματος, εμφανίζεται κατάλληλο μήνυμα και δυνατότητα επανάληψης.</text:p>
      <text:h text:style-name="Heading_20_3" text:outline-level="3"><text:span text:style-name="Strong_20_Emphasis">Functional Requirements (FR):</text:span></text:h>
      <text:list text:style-name="L5">
        <text:list-item>
          <text:p text:style-name="P6"><text:span text:style-name="Strong_20_Emphasis">FR1:</text:span> Το σύστημα πρέπει να επιτρέπει προσθήκη, τροποποίηση και διαγραφή χώρων στάθμευσης.</text:p>
        </text:list-item>
        <text:list-item>
          <text:p text:style-name="P6"><text:span text:style-name="Strong_20_Emphasis">FR2:</text:span> Το σύστημα πρέπει να αποθηκεύει δεδομένα όπως τοποθεσία, ωράριο και κόστος.</text:p>
        </text:list-item>
        <text:list-item>
          <text:p text:style-name="P6"><text:span text:style-name="Strong_20_Emphasis">FR3:</text:span> Το σύστημα πρέπει να επικυρώνει την εγκυρότητα των πεδίων πριν αποθηκεύσει τις αλλαγές.</text:p>
        </text:list-item>
        <text:list-item>
          <text:p text:style-name="P6"><text:span text:style-name="Strong_20_Emphasis">FR4:</text:span> Οι αλλαγές πρέπει να συγχρονίζονται με την εφαρμογή χρηστών σε πραγματικό χρόνο.</text:p>
        </text:list-item>
        <text:list-item>
          <text:p text:style-name="P6"><text:span text:style-name="Strong_20_Emphasis">FR5:</text:span> Μόνο διαχειριστές πρέπει να έχουν πρόσβαση στο συγκεκριμένο περιβάλλον.</text:p>
        </text:list-item>
        <text:list-item>
          <text:p text:style-name="P6"><text:span text:style-name="Strong_20_Emphasis">FR6:</text:span> Το σύστημα πρέπει να καταγράφει αλλαγές για λόγους audit trail.</text:p>
        </text:list-item>
      </text:list>
      <text:h text:style-name="Heading_20_3" text:outline-level="3"><text:span text:style-name="Strong_20_Emphasis">Non-Functional Requirements (NFR):</text:span></text:h>
      <text:list text:style-name="L6">
        <text:list-item>
          <text:p text:style-name="P7"><text:span text:style-name="Strong_20_Emphasis">NFR1 – Απόδοση:</text:span><text:line-break/>• Οι ενέργειες αποθήκευσης/ανάκτησης να ολοκληρώνονται εντός 3 δευτερολέπτων.</text:p>
        </text:list-item>
        <text:list-item>
          <text:p text:style-name="P7"><text:span text:style-name="Strong_20_Emphasis">NFR2 – Ασφάλεια:</text:span><text:line-break/>• Τα δεδομένα τροποποιούνται μόνο από εξουσιοδοτημένους χρήστες με ισχυρή πιστοποίηση.</text:p>
        </text:list-item>
        <text:list-item>
          <text:p text:style-name="P7"><text:span text:style-name="Strong_20_Emphasis">NFR3 – Ευχρηστία:</text:span><text:line-break/>• Η διαχειριστική διεπαφή πρέπει να είναι εύχρηστη, με ξεκάθαρα πεδία και οδηγίες.</text:p>
        </text:list-item>
        <text:list-item>
          <text:p text:style-name="P7"><text:span text:style-name="Strong_20_Emphasis">NFR4 – Ανθεκτικότητα:</text:span><text:line-break/>• Το σύστημα πρέπει να αντέχει ταυτόχρονες τροποποιήσεις και να παρέχει μηχανισμούς για αποφυγή conflicts.</text:p>
        </text:list-item>
      </text:list>
      <text:p text:style-name="P8"><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9T19:55:17.429548100</meta:creation-date>
    <dc:date>2025-04-16T20:30:27.961000000</dc:date>
    <meta:editing-duration>PT19M53S</meta:editing-duration>
    <meta:editing-cycles>3</meta:editing-cycles>
    <meta:generator>LibreOffice/24.8.5.2$Windows_X86_64 LibreOffice_project/fddf2685c70b461e7832239a0162a77216259f22</meta:generator>
    <meta:document-statistic meta:table-count="0" meta:image-count="0" meta:object-count="0" meta:page-count="2" meta:paragraph-count="38" meta:word-count="448" meta:character-count="3193" meta:non-whitespace-character-count="2799"/>
  </office:meta>
</office:document-meta>
</file>